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Helvetica, Arial, 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517cm" table:align="left"/>
    </style:style>
    <style:style style:name="Table1.A" style:family="table-column">
      <style:table-column-properties style:column-width="0.3cm"/>
    </style:style>
    <style:style style:name="Table1.B" style:family="table-column">
      <style:table-column-properties style:column-width="14.21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4.785cm" table:align="left"/>
    </style:style>
    <style:style style:name="Table2.A" style:family="table-column">
      <style:table-column-properties style:column-width="0.568cm"/>
    </style:style>
    <style:style style:name="Table2.B" style:family="table-column">
      <style:table-column-properties style:column-width="14.217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9.75pt" fo:letter-spacing="normal" fo:font-style="normal" fo:font-weight="normal" loext:padding="0cm" loext:border="none"/>
    </style:style>
    <style:style style:name="P3" style:family="paragraph" style:parent-style-name="Heading_20_1">
      <style:text-properties fo:font-size="21pt" fo:font-weight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fo:color="#afafaf" style:font-name="Monaco" fo:font-style="normal" fo:font-weight="normal" fo:background-color="#ffffff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6" style:family="paragraph" style:parent-style-name="Preformatted_20_Text">
      <loext:graphic-properties draw:fill="solid" draw:fill-color="#e0e0e0" draw:opacity="100%"/>
      <style:paragraph-properties fo:margin-left="0cm" fo:margin-right="0cm" fo:margin-top="0cm" fo:margin-bottom="0cm" loext:contextual-spacing="false" fo:line-height="151%" fo:text-align="justify" style:justify-single-word="false" fo:orphans="2" fo:widows="2" fo:text-indent="0cm" style:auto-text-indent="false" fo:background-color="#e0e0e0" fo:padding="0.265cm" fo:border="0.06pt solid #ededed"/>
    </style:style>
    <style:style style:name="P7" style:family="paragraph" style:parent-style-name="Preformatted_20_Text">
      <loext:graphic-properties draw:fill="solid" draw:fill-color="#e0e0e0" draw:opacity="100%"/>
      <style:paragraph-properties fo:margin-left="0cm" fo:margin-right="0cm" fo:margin-top="0cm" fo:margin-bottom="0cm" loext:contextual-spacing="false" fo:line-height="151%" fo:text-align="justify" style:justify-single-word="false" fo:orphans="2" fo:widows="2" fo:text-indent="0cm" style:auto-text-indent="false" fo:background-color="#e0e0e0" fo:padding="0.265cm" fo:border="0.06pt solid #ededed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8" style:family="paragraph" style:parent-style-name="Preformatted_20_Text">
      <loext:graphic-properties draw:fill="solid" draw:fill-color="#e0e0e0" draw:opacity="100%"/>
      <style:paragraph-properties fo:margin-left="0cm" fo:margin-right="0cm" fo:margin-top="0cm" fo:margin-bottom="0.265cm" loext:contextual-spacing="false" fo:line-height="151%" fo:text-align="justify" style:justify-single-word="false" fo:orphans="2" fo:widows="2" fo:text-indent="0cm" style:auto-text-indent="false" fo:background-color="#e0e0e0" fo:padding="0.265cm" fo:border="0.06pt solid #ededed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9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1%" fo:text-align="justify" style:justify-single-word="false" fo:orphans="2" fo:widows="2" fo:background-color="#e0e0e0" fo:padding="0.265cm" fo:border="0.06pt solid #ededed"/>
      <style:text-properties fo:font-variant="normal" fo:text-transform="none" fo:color="#000000" fo:letter-spacing="normal" loext:padding="0cm" loext:border="none"/>
    </style:style>
    <style:style style:name="P10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1%" fo:text-align="justify" style:justify-single-word="false" fo:orphans="2" fo:widows="2" fo:background-color="#e0e0e0" fo:padding="0.265cm" fo:border="0.06pt solid #ededed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T1" style:family="text">
      <style:text-properties fo:font-size="9.75pt" style:font-size-asian="9.75pt" style:font-size-complex="9.75pt" loext:padding="0cm" loext:border="none"/>
    </style:style>
    <style:style style:name="T2" style:family="text">
      <style:text-properties fo:font-variant="normal" fo:text-transform="none" fo:color="#000000" style:font-name="Open Sans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style:font-name="Open Sans" fo:font-size="9.75pt" fo:letter-spacing="normal" fo:font-style="normal" fo:font-weight="normal" style:font-name-asian="Open Sans" style:font-size-asian="9.75pt" style:font-style-asian="normal" style:font-weight-asian="normal" style:font-name-complex="Open Sans" style:font-size-complex="9.75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Monaco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afafaf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7" style:family="text">
      <style:text-properties fo:font-variant="normal" fo:text-transform="none" fo:color="#aa7700" style:font-name="Monaco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style:font-name="Monaco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10" style:family="text">
      <style:text-properties fo:font-variant="normal" fo:text-transform="none" fo:color="#006699" style:font-name="Monaco" fo:font-style="normal" fo:font-weight="bold" fo:background-color="#ffffff" loext:char-shading-value="0" loext:padding="0cm" loext:border="none"/>
    </style:style>
    <style:style style:name="T11" style:family="text">
      <style:text-properties fo:font-variant="normal" fo:text-transform="none" fo:color="#0000ff" style:font-name="Monaco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ff1493" style:font-name="Monaco" fo:font-style="normal" fo:font-weight="normal" fo:background-color="#ffffff" loext:char-shading-value="0" loext:padding="0cm" loext:border="none"/>
    </style:style>
    <style:style style:name="T13" style:family="text">
      <style:text-properties style:font-name="Consolas" fo:font-size="9pt" fo:font-style="normal" fo:font-weight="normal"/>
    </style:style>
    <style:style style:name="T14" style:family="text">
      <style:text-properties fo:font-weight="bol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move empty array elements in PHP</text:h>
      <text:p text:style-name="P1"><text:span text:style-name="Strong_20_Emphasis"><text:span text:style-name="T2">Problem Statement:</text:span></text:span><text:span text:style-name="T2"> How to remove empty array elements in PHP?</text:span></text:p>
      <text:p text:style-name="P1"><text:span text:style-name="Strong_20_Emphasis"><text:span text:style-name="T2">Solution:</text:span></text:span><text:span text:style-name="T2"> There is two methods available to remove empty array elements in PHP.<text:line-break/>1. It is achieved by using array_filter() function. It also removes false values when declared using a callback function, however, if no callback function is specified, all the values of the array which are equal to FALSE will be removed, such as an empty string or a NULL value.</text:span></text:p>
      <text:p text:style-name="P6"><text:span text:style-name="Strong_20_Emphasis"><text:span text:style-name="T4">Syntax :</text:span></text:span><text:span text:style-name="T4"> array array_filter ( array $array [, callable $callback [, int $flag = 0 ]] )</text:span></text:p>
      <text:p text:style-name="P1"><text:span text:style-name="T2">If the callback function returns true value, the current value from array is returned into the result array. Also array keys are preserved.<text:line-break/></text:span><text:span text:style-name="Strong_20_Emphasis"><text:span text:style-name="T2">Example :</text:span></text:span></text:p>
      <text:section text:style-name="Sect1" text:name="highlighter_673784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</table:table-cell>
            <table:table-cell table:style-name="Table1.A1" office:value-type="string">
              <text:p text:style-name="P5"><text:span text:style-name="Source_20_Text"><text:span text:style-name="T5">&lt;?php</text:span></text:span></text:p>
              <text:p text:style-name="P5"><text:span text:style-name="Source_20_Text"><text:span text:style-name="T7">$array</text:span></text:span><text:span text:style-name="T8"> </text:span><text:span text:style-name="Source_20_Text"><text:span text:style-name="T5">= </text:span></text:span><text:span text:style-name="Source_20_Text"><text:span text:style-name="T10">array</text:span></text:span><text:span text:style-name="Source_20_Text"><text:span text:style-name="T5">(</text:span></text:span><text:span text:style-name="Source_20_Text"><text:span text:style-name="T11">"geeks"</text:span></text:span><text:span text:style-name="Source_20_Text"><text:span text:style-name="T5">, 11, </text:span></text:span><text:span text:style-name="Source_20_Text"><text:span text:style-name="T11">''</text:span></text:span><text:span text:style-name="Source_20_Text"><text:span text:style-name="T5">, null, 12, </text:span></text:span><text:span text:style-name="Source_20_Text"><text:span text:style-name="T11">"for"</text:span></text:span><text:span text:style-name="Source_20_Text"><text:span text:style-name="T5">, 1997, false, </text:span></text:span><text:span text:style-name="Source_20_Text"><text:span text:style-name="T11">"geeks"</text:span></text:span><text:span text:style-name="Source_20_Text"><text:span text:style-name="T5">);</text:span></text:span></text:p>
              <text:p text:style-name="P5"><text:span text:style-name="Source_20_Text"><text:span text:style-name="T7">$filtered_array</text:span></text:span><text:span text:style-name="T8"> </text:span><text:span text:style-name="Source_20_Text"><text:span text:style-name="T5">= </text:span></text:span><text:span text:style-name="Source_20_Text"><text:span text:style-name="T12">array_filter</text:span></text:span><text:span text:style-name="Source_20_Text"><text:span text:style-name="T5">(</text:span></text:span><text:span text:style-name="Source_20_Text"><text:span text:style-name="T7">$array</text:span></text:span><text:span text:style-name="Source_20_Text"><text:span text:style-name="T5">);              </text:span></text:span></text:p>
              <text:p text:style-name="P5"><text:span text:style-name="Source_20_Text"><text:span text:style-name="T5">var_dump(</text:span></text:span><text:span text:style-name="Source_20_Text"><text:span text:style-name="T7">$filtered_array</text:span></text:span><text:span text:style-name="Source_20_Text"><text:span text:style-name="T5">);</text:span></text:span></text:p>
              <text:p text:style-name="P5"><text:span text:style-name="Source_20_Text"><text:span text:style-name="T5">?&gt;</text:span></text:span></text:p>
            </table:table-cell>
          </table:table-row>
        </table:table>
      </text:section>
      <text:p text:style-name="P1"><text:span text:style-name="Strong_20_Emphasis"><text:span text:style-name="T3">Output:</text:span></text:span></text:p>
      <text:p text:style-name="P8">array(6) {</text:p>
      <text:p text:style-name="P9"><text:s text:c="2"/><text:span text:style-name="T13">[0]=&gt;</text:span></text:p>
      <text:p text:style-name="P9"><text:s text:c="2"/><text:span text:style-name="T13">string(5) "geeks"</text:span></text:p>
      <text:p text:style-name="P9"><text:s text:c="2"/><text:span text:style-name="T13">[1]=&gt;</text:span></text:p>
      <text:p text:style-name="P9"><text:s text:c="2"/><text:span text:style-name="T13">int(11)</text:span></text:p>
      <text:p text:style-name="P9"><text:s text:c="2"/><text:span text:style-name="T13">[4]=&gt;</text:span></text:p>
      <text:p text:style-name="P9"><text:s text:c="2"/><text:span text:style-name="T13">int(12)</text:span></text:p>
      <text:p text:style-name="P9"><text:s text:c="2"/><text:span text:style-name="T13">[5]=&gt;</text:span></text:p>
      <text:p text:style-name="P9"><text:s text:c="2"/><text:span text:style-name="T13">string(3) "for"</text:span></text:p>
      <text:p text:style-name="P9"><text:s text:c="2"/><text:span text:style-name="T13">[6]=&gt;</text:span></text:p>
      <text:p text:style-name="P9"><text:s text:c="2"/><text:span text:style-name="T13">int(1997)</text:span></text:p>
      <text:p text:style-name="P9"><text:s text:c="2"/><text:span text:style-name="T13">[8]=&gt;</text:span></text:p>
      <text:p text:style-name="P9"><text:s text:c="2"/><text:span text:style-name="T13">string(5) "geeks"</text:span></text:p>
      <text:p text:style-name="P10">}</text:p>
      <text:p text:style-name="P2"><text:soft-page-break/>2. Another approach is by using empty function along with unset function.<text:line-break/><text:span text:style-name="T14">Empty function:</text:span> Determine whether a variable is empty.</text:p>
      <text:p text:style-name="P7"><text:span text:style-name="T14">Syntax:</text:span> bool empty ( mixed $var )</text:p>
      <text:p text:style-name="P2"><text:span text:style-name="T14">Unset Function:</text:span> It destroys the specified variables.</text:p>
      <text:p text:style-name="P7"><text:span text:style-name="T14">Syntax:</text:span> void unset ( mixed $var [, mixed $... ] )</text:p>
      <text:p text:style-name="P1"><text:span text:style-name="Strong_20_Emphasis"><text:span text:style-name="T2">Example :</text:span></text:span></text:p>
      <text:section text:style-name="Sect1" text:name="highlighter_430056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">01</text:p>
              <text:p text:style-name="P4">02</text:p>
              <text:p text:style-name="P4">03</text:p>
              <text:p text:style-name="P4">04</text:p>
              <text:p text:style-name="P4">05</text:p>
              <text:p text:style-name="P4">06</text:p>
              <text:p text:style-name="P4">07</text:p>
              <text:p text:style-name="P4">08</text:p>
              <text:p text:style-name="P4">09</text:p>
              <text:p text:style-name="P4">10</text:p>
              <text:p text:style-name="P4">11</text:p>
              <text:p text:style-name="P4">12</text:p>
            </table:table-cell>
            <table:table-cell table:style-name="Table2.A1" office:value-type="string">
              <text:p text:style-name="P5"><text:span text:style-name="Source_20_Text"><text:span text:style-name="T5">&lt;?php</text:span></text:span></text:p>
              <text:p text:style-name="P5"><text:span text:style-name="Source_20_Text"><text:span text:style-name="T7">$array</text:span></text:span><text:span text:style-name="T8"> </text:span><text:span text:style-name="Source_20_Text"><text:span text:style-name="T5">= </text:span></text:span><text:span text:style-name="Source_20_Text"><text:span text:style-name="T10">array</text:span></text:span><text:span text:style-name="Source_20_Text"><text:span text:style-name="T5">(</text:span></text:span><text:span text:style-name="Source_20_Text"><text:span text:style-name="T11">"geeks"</text:span></text:span><text:span text:style-name="Source_20_Text"><text:span text:style-name="T5">, 11, </text:span></text:span><text:span text:style-name="Source_20_Text"><text:span text:style-name="T11">''</text:span></text:span><text:span text:style-name="Source_20_Text"><text:span text:style-name="T5">, null, 12, </text:span></text:span><text:span text:style-name="Source_20_Text"><text:span text:style-name="T11">"for"</text:span></text:span><text:span text:style-name="Source_20_Text"><text:span text:style-name="T5">, 1997, false, </text:span></text:span><text:span text:style-name="Source_20_Text"><text:span text:style-name="T11">"geeks"</text:span></text:span><text:span text:style-name="Source_20_Text"><text:span text:style-name="T5">);</text:span></text:span></text:p>
              <text:p text:style-name="P5"><text:span text:style-name="Source_20_Text"><text:span text:style-name="T10">foreach</text:span></text:span><text:span text:style-name="Source_20_Text"><text:span text:style-name="T5">(</text:span></text:span><text:span text:style-name="Source_20_Text"><text:span text:style-name="T7">$array</text:span></text:span><text:span text:style-name="T8"> </text:span><text:span text:style-name="Source_20_Text"><text:span text:style-name="T10">as</text:span></text:span><text:span text:style-name="T8"> </text:span><text:span text:style-name="Source_20_Text"><text:span text:style-name="T7">$key</text:span></text:span><text:span text:style-name="T8"> </text:span><text:span text:style-name="Source_20_Text"><text:span text:style-name="T5">=&gt; </text:span></text:span><text:span text:style-name="Source_20_Text"><text:span text:style-name="T7">$value</text:span></text:span><text:span text:style-name="Source_20_Text"><text:span text:style-name="T5">)            </text:span></text:span></text:p>
              <text:p text:style-name="P5"><text:span text:style-name="Source_20_Text"><text:span text:style-name="T5">{ </text:span></text:span><text:span text:style-name="Source_20_Text"><text:span text:style-name="T10">if</text:span></text:span><text:span text:style-name="Source_20_Text"><text:span text:style-name="T5">(</text:span></text:span><text:span text:style-name="Source_20_Text"><text:span text:style-name="T12">empty</text:span></text:span><text:span text:style-name="Source_20_Text"><text:span text:style-name="T5">(</text:span></text:span><text:span text:style-name="Source_20_Text"><text:span text:style-name="T7">$value</text:span></text:span><text:span text:style-name="Source_20_Text"><text:span text:style-name="T5">))</text:span></text:span></text:p>
              <text:p text:style-name="P5"><text:span text:style-name="Source_20_Text"><text:span text:style-name="T5">{unset(</text:span></text:span><text:span text:style-name="Source_20_Text"><text:span text:style-name="T7">$array</text:span></text:span><text:span text:style-name="Source_20_Text"><text:span text:style-name="T5">[</text:span></text:span><text:span text:style-name="Source_20_Text"><text:span text:style-name="T7">$key</text:span></text:span><text:span text:style-name="Source_20_Text"><text:span text:style-name="T5">]);</text:span></text:span></text:p>
              <text:p text:style-name="P5"><text:span text:style-name="Source_20_Text"><text:span text:style-name="T5">}</text:span></text:span></text:p>
              <text:p text:style-name="P5"><text:span text:style-name="Source_20_Text"><text:span text:style-name="T5">}</text:span></text:span></text:p>
              <text:p text:style-name="P5"><text:span text:style-name="Source_20_Text"><text:span text:style-name="T10">foreach</text:span></text:span><text:span text:style-name="Source_20_Text"><text:span text:style-name="T5">(</text:span></text:span><text:span text:style-name="Source_20_Text"><text:span text:style-name="T7">$array</text:span></text:span><text:span text:style-name="T8"> </text:span><text:span text:style-name="Source_20_Text"><text:span text:style-name="T10">as</text:span></text:span><text:span text:style-name="T8"> </text:span><text:span text:style-name="Source_20_Text"><text:span text:style-name="T7">$key</text:span></text:span><text:span text:style-name="T8"> </text:span><text:span text:style-name="Source_20_Text"><text:span text:style-name="T5">=&gt; </text:span></text:span><text:span text:style-name="Source_20_Text"><text:span text:style-name="T7">$value</text:span></text:span><text:span text:style-name="Source_20_Text"><text:span text:style-name="T5">)            </text:span></text:span></text:p>
              <text:p text:style-name="P5"><text:span text:style-name="Source_20_Text"><text:span text:style-name="T5">{ </text:span></text:span></text:p>
              <text:p text:style-name="P5"><text:span text:style-name="Source_20_Text"><text:span text:style-name="T12">echo</text:span></text:span><text:span text:style-name="T8"> </text:span><text:span text:style-name="Source_20_Text"><text:span text:style-name="T5">(</text:span></text:span><text:span text:style-name="Source_20_Text"><text:span text:style-name="T7">$array</text:span></text:span><text:span text:style-name="Source_20_Text"><text:span text:style-name="T5">[</text:span></text:span><text:span text:style-name="Source_20_Text"><text:span text:style-name="T7">$key</text:span></text:span><text:span text:style-name="Source_20_Text"><text:span text:style-name="T5">].</text:span></text:span><text:span text:style-name="Source_20_Text"><text:span text:style-name="T11">"&lt;br&gt;"</text:span></text:span><text:span text:style-name="Source_20_Text"><text:span text:style-name="T5">);</text:span></text:span></text:p>
              <text:p text:style-name="P5"><text:span text:style-name="Source_20_Text"><text:span text:style-name="T5">}</text:span></text:span></text:p>
              <text:p text:style-name="P5"><text:span text:style-name="Source_20_Text"><text:span text:style-name="T5">?&gt;</text:span></text:span></text:p>
            </table:table-cell>
          </table:table-row>
        </table:table>
      </text:section>
      <text:p text:style-name="P1"><text:span text:style-name="Strong_20_Emphasis"><text:span text:style-name="T3">Output:</text:span></text:span></text:p>
      <text:p text:style-name="P8">geeks</text:p>
      <text:p text:style-name="P10">11</text:p>
      <text:p text:style-name="P10">12</text:p>
      <text:p text:style-name="P10">for</text:p>
      <text:p text:style-name="P10">1997</text:p>
      <text:p text:style-name="P10">geek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Lucida Console', monospace"/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Helvetica, Arial, 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0:54:42.536538257</meta:creation-date>
    <dc:date>2018-09-20T00:55:56.292337212</dc:date>
    <meta:editing-duration>PT1M17S</meta:editing-duration>
    <meta:editing-cycles>1</meta:editing-cycles>
    <meta:document-statistic meta:table-count="2" meta:image-count="0" meta:object-count="0" meta:page-count="2" meta:paragraph-count="66" meta:word-count="259" meta:character-count="1558" meta:non-whitespace-character-count="1302"/>
    <meta:generator>LibreOffice/6.0.3.2$Linux_X86_64 LibreOffice_project/00m0$Build-2</meta:generator>
  </office:meta>
</office:document-meta>
</file>